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哈咯，大家好，又见面了！！！<text:line-break/>继上一篇帖子之后（“突然被撕了offer，凌晨三点半毫无困意，想跟你讲讲我的故事（X）吐吐槽（√）[1]，又过去了两个多月！我的生活也发生了一些积极的变化，想更新一下帖子的后续，也想跟大家分享一下个人在遭遇挫折情况下的心态调整，刷题/找工/面试经验分享！在这里感谢地里所有前辈/大佬对我的帮助以及鼓励！我也想把这份温暖传递下去！如果有NG/Intern需要我帮忙免费Mock算法的话or随便聊聊的话，请联系我，很乐意提供力所能及的帮助！（我会在最后一章提供更多细节）<text:line-break/>声明：本人是一个非常菜的菜鸡，也是一名刚刚毕业的NG，水平及经验都十分不足，提供的建议以及个人的学习方法，未必适用于所有人！请谨慎挑选斟酌适合自己的方法进行学习！也欢迎各位有经验的前辈和大佬提出意见！或者其他能帮助地里的intern/new grad同学提高的建议！最后，希望大家2022年秋招顺利，身体健康，万事如意！谢谢！<text:line-break/>我将本文分为以下几个章节，方便大家仅阅读适合自己or想要读的模块！<text:line-break/>目录<text:line-break/>√     一、上一篇帖子的后续<text:line-break/>√     二、Leetcode我的刷题攻略<text:line-break/>√     三、拿到面试后我该如何准备？<text:line-break/>√     四、Coding面试过程中我应该怎样做？<text:line-break/>√     五、说说心里话<text:line-break/>. Χ<text:line-break/>一、上一篇帖子的后续<text:line-break/>继上篇帖子之后，我收到了很多前辈/大佬热心的帮助及内推，在这里首先对各位前辈/大佬表示感谢！谢谢大佬们orz！！<text:line-break/>在被撕offer之后，先是顺利过了毕业答辩！（好耶！）然后六月初面完了Google的VO，成功过了internal review，但不幸的是进入team match后被暂停住了（至今都没有任何update），后来又成功拿到fortinet的口头offer（未接），然后最近面了Amazon，运气比较好，有幸得到认可，拿到offer！（好耶x2）<text:line-break/>二、Leetcode我的刷题攻略（Java向，更多的是抛砖引玉，我的理解毕竟有限，请谅解）<text:line-break/>个人情况：做了1000道LC题，坚持参加一年半的单周赛（只缺席了一周），虽然现在的我依然非常菜，但是还是想跟大家谈谈我对各个题型的看法！<text:line-break/>A. 常用基础数据结构 （可能会有遗漏，总结的也不是很全面和完美，欢迎批评指正和推荐补充）<text:line-break/>    a. LinkedList（必须要会如何遍历/反转链表，如何高效找到LinkedList中间节点的位置，slow/fast pointer， cycle）推荐题：LC2130<text:line-break/>    b. Queue (会应用poll(), offer(), peek()等操作，并知道其时间复杂度，常与BFS联合考察，BFS的space complexity往往由queue的size决定, 想一想为什么有时候BFS在从queue中poll一个元素前，会先记录下当前queue的size，而有时候却不用？)<text:line-break/>    c. Stack/Deque（基础的操作一定要会，monotonic stack一定要会，也常和Tree一起联合考察，即Iterative way pre-order and in-order traversal）推荐题：239（我最喜欢的monotonic stack的题，请务必弄清楚理解为什么时间复杂度是O(n)而不是O(n^2)，496，20，155， 772<text:line-break/>    d. Heap/PriorityQueue （请务必知道，如何根据特定规则定义PriorityQueue的排列顺序，了解offer, poll, peak的时间复杂度，请自己尝试实现一个heap，也常与Dijkstra一起联用）推荐题：23, 973，295. From 1point 3acres bbs<text:line-break/>    e. Set/Map/TreeSet/TreeMap （请务必了解四种数据结构常用操作的时间复杂度，请尝试自己实现一个HashMap，了解一下hash collision，请务必了解如何重写一个自定义classs的hashCode()与equals()以及二者的关系）推荐题：2158(TreeMap), 560(HashMap)<text:line-break/>    f. Graph (BFS/DFS/Dijkstra/check cycle[4]) （请务必熟练掌握这三种算法，非常非常非常重要！要会分析每一种的时间空间复杂度）推荐题：317<text:line-break/>    g. Tree （一般常与Recursion联用，注意average case/worst case的不同，注意Binary Search Tree的特性）推荐题：545 and so many questions.1point3acres<text:line-break/>B. 常用算法及思想<text:line-break/>     a. Sorting (Merge Sort, Quick Sort, Bucket Sort)  -&gt; 这里稍微改动一下就是quick select是很多Kth题的最优解，average time O(n)，那问题来了，worst time是多少呢？ 推荐题目：347 （很巧妙的bucket <text:soft-page-break/>sort）.google  и<text:line-break/>     b. BFS/DFS/Dijkstra 我再强调一遍哥仨的重要性！<text:line-break/>     c. Greedy （这个真的有时候比较难想，难的点在于如何证明其正确性）<text:line-break/>     d. DP （我到现在也不是很会DP，在这里抛砖引玉一下，但是目前我的看法是，第一步一定要想清楚你dp的物理意义，第二步一定要定义好你的induction rule！一般一道题，你可以先从brute force DFS（recursion）的方法开始，优化到DFS + MEMO（这还挺常见的），如果能再优化到iterative dp更好），如果准备时间不多，也不必花太多时间在dp（但经典DP要会！）推荐题：300, 198<text:line-break/>     e. Binary Search （常见模板一定要烂熟于心，常与一个O(n)的check function联用，从而得到一个O(nlogn)的套路解法）推荐题：875 （必做，你做了这套题，等于多会了10道题！）.google  и<text:line-break/>     f. Sliding Window （必会，不是很难）推荐题：3<text:line-break/>     g. Two pointers （必会，也不难，常与sorting联用）推荐题：15<text:line-break/>     h. Prefix Sum（必会）推荐题：528（很有趣一题）<text:line-break/>      i. Union Find （我觉得最好会，不是很难，我推荐跟古城算法的视频学一下[2]，城主yyds，注意听听城主对其时间/空间复杂度的分析）推荐题：2092（也是很有意思的一道题）<text:line-break/>      j. Topologic sort （必会，经典题course schedule，以及最近谷歌常考的食谱的那道题）<text:line-break/>C. 不常考但推荐会的算法or数据结构<text:line-break/>      a. Trie (面亚麻必会，常见的比如buildTree，insert，search，delete（也可以会），时间复杂度分析）推荐题：1268<text:line-break/>      b. Line Sweep （常与TreeSet and TreeMap联用）<text:line-break/>      c. Segment Tree（面谷歌需要会一下，我推荐城主视频，我也是跟城主大佬学的，顺便准备一下cord tree）<text:line-break/>      d. Rolling Hash （其实说白了，也不难，学学呗）推荐题：1044（有趣有趣，这题突然让我想到一点，当你看到minimum的题的时候，不妨往BFS和Binary Search身上想想！）. ----<text:line-break/>..<text:line-break/>D. OOD<text:line-break/>      a. 面亚麻要准备，我推荐一个我个人心目中的神贴[3]！写的太好了，总结来说，要有辨别core class and object的能力！以及想清楚各个class之间的关联关系，一定要用上extends or implements，设计模式是亮点，不必强求，也不必太急着写代码，分析好class先，以及如何调用相关的method？<text:line-break/>总结：有不会的数据结构怎么办！看城主视频[2]！我虽然看城主视频看的不多！但是我相信城主的水平和教学水准！yyds！曾经还有幸被城主Mock过，只是年少的我不识城主真面目5555.<text:line-break/>. .и<text:line-break/>三、拿到面试后我该如何准备？<text:line-break/>这个问题就很简单！尽你所能的去搜集资料，把高频题刷透，高频Hard不要跳！不要忽视BQ！不要忽视BQ！不要忽视BQ！<text:line-break/>四、Coding面试过程中我应该怎样做？<text:line-break/>     a. 先花上一点时间读题，尝试理解题意，如果题干很难理解，可以向面试官要个例子！. 1point3acres.com<text:line-break/>     b. clarify！可以跟面试官讲讲你对题目的理解，确保自己没有理解错题意！（千万不要理解错题意，不然太耽误时间）<text:line-break/>     c. OK，下面我将带着大家一起过两道题，看看我们都有什么可以写在白板上的notes呢？（如下内容，我建议你，不要光用嘴说，一定要动手，打在你和面试官都能看到的codepad上，方便面试官理解和存档，也是给自己的加分点！）<text:line-break/>      第一题：word search - LC 79<text:line-break/>      通过面试官给的例子，我们发现我们有一个2d array 和 一个 string，那么你就可以和面试官先商量这个2d array可不可以用 char[][] array表示呢？另外一个可以用String吗？如果得到确认，请写出下面这行！<text:line-break/>      Input: char[][] board, String word<text:line-break/>      OK，那么对于这个input我们有哪些corner case可以考虑呢？<text:line-break/>      1) null?<text:line-break/>      2) empty?<text:line-break/><text:soft-page-break/>      3) char[][] array是只包含大写英文字母吗？<text:line-break/>      4) 如果题意没写明的话，word的字符除了可以水平和竖直方向连接，可不可以对角线or反对角线连接呢？<text:line-break/>      5) （这个有点牵强，但是可以作为follow up考察）如果我触碰到了board的上边界（即x = 0），那么我在往上移动一格，我是否又到了本列的最后一行呢（即x = m - 1）？<text:line-break/>       Output: boolean （这里能分析的不多，但是其他题目，如果未能找到一个valid的解，我们应该返回什么呢？）<text:line-break/>       Your Thoughts:<text:line-break/>                1. 以board上的每一个点作为起点做DFS - O(m*n)  // m represents the length of rows, n means the length of columns<text:line-break/>                2. DFS part，我们尝试在四个方向上找能match上word.charAt(i)的网格，如果找到，则继续DFS，否则结束此次递归！如果我们的 i == word.length()，则意味着我们成功找到word！（即base case）. 1point3acres<text:line-break/>                 // 除去第一次选择，我们是有四个方向，接下来的每层迭代，我们只有三个选择，我们最多有L层（L即为word.length()），所以DFS的part的时间复杂度是O(3^L).<text:line-break/>         Time : O(m * n * 3^L)<text:line-break/>         Space: O(L) // why?<text:line-break/>写到这里，为了方便面试官理解你的想法，我建议你带着面试官过一遍你的例子，便于他理解你的idea。<text:line-break/>在这之后，如果面试官同意，则可以开始写你的完整code了！<text:line-break/>. 1point 3acres<text:line-break/>写完！ 一定一定要主动提出来dry run！一定一定要主动提出来dry run！一定一定要主动提出来dry run！<text:line-break/>这是很好的帮助你自己找bug和帮助面试官理解你code的办法！-baidu 1point3acres<text:line-break/>. .и<text:line-break/>这里在快速写一下 Merge Two Sorted Lists - LC 21的 your thoughts part吧<text:line-break/>其实最关键的点就是，对于这种有多种case的题，你最好在your thoughts的时候就想清楚，这个case我应该做什么？（比如动哪个指针？加多少？）这样你在后面implementation的时候，就会简单许多！<text:line-break/>                1) case 1 : l1.val &lt;= l2.val<text:line-break/>                       a. 将 l1 节点接到result list后面<text:line-break/>                       b. 移动 l1 节点的指针到下一个节点<text:line-break/>                       c. 把result list节点的指针往后移一位<text:line-break/>                2) case 2 : l1.val &gt; l2.val<text:line-break/>                       a. 将 l2 节点接到result list后面.<text:line-break/>                       b. 移动 l2 节点的指针到下一个节点<text:line-break/>                       c. 把result list节点的指针往后移一位<text:line-break/>务必务必在写码之前，就想清楚你每一步要做什么？最好能在写之前就清楚的知道每一步的时间/空间复杂度？有没有更好的选择？.--<text:line-break/>一些小建议：<text:line-break/>A. 如果时间多的话，我强烈推荐你参加每周末的LC周赛！对我的帮助真的很大！而且你能看到自己的进步！是一件非常令人愉悦的事情！<text:line-break/>B. 多招人Mock，看别人Mock和自己上去Mock是感觉完全不同的两件事情，更多的练习和紧张的气氛，更容易锻炼你的临场反应和能力！<text:line-break/>C. 多向工业界的前辈/大佬请教，能学到太多知识了！<text:line-break/>D. 多多networking，多多connection，多一个朋友多一条路！<text:line-break/>E. 做人有礼貌，态度好一点，这样大家也愿意帮助你，都能有一个好心情！<text:line-break/>五、说说心里话<text:line-break/>从凌晨2点开始写，写到现在已经5点13分了，给孩子一个大米吧！谢谢！. Χ<text:line-break/>我知道今年形势真的比较不好，可能很多ng找第一份工作都很挣扎，但你不是一个人！保持一个积极乐观的心态真的真的很重要，刷题可能不会给你带来短期的收益，但是从长远来看对你来说，每一题都价值千金！心情不好的时候，也没必要逼着自己学习，出去看看风景，运动一下，对你心态的调整帮助也很大！（鬼知道我去海边看了多少次的夕阳！不过真的很好看！）<text:line-break/><text:soft-page-break/>做题真的能给你带来成就感！每天哪怕只做一道新题，一年下来也有365题，我觉得对于NG来说，可能就足够了！但是一定记得，多刷几遍，巩固记忆！<text:line-break/>刷题可能无趣，但是坚持一定很酷！<text:line-break/>霍，本来想走轻松愉快的氛围，结果写完发现好严肃啊！对不起！:)<text:line-break/>请相信你自己，你并不比别人差多少，面试的算法也没有那么难，保持一颗一直学习的心，你就一定可以成功！<text:line-break/>给你打气！给我冲！之前在地里看到地里wish老哥有一个很好manager的故事，很让我这个守望先锋玩家触动，作为一名喜欢莱因哈特的玩家，我也愿意为我的队友抵挡伤害，猛猛冲锋！（多少有点中二了！）<text:line-break/>最后，提供个邮箱吧，junkratca@gmail.com，如果你想找我帮你Mock一次 or 提提意见，or 想交个朋友 or 想随便聊聊 or 约我打游戏 or 一起读DDIA，都可以给我发邮件 or 站内私信，我尽量争取及时回复！即将要搬去Toronto了，也希望认识一些新朋友！欢迎大家给我发站内私信 or 邮件！或者想跟我交个电子笔友也成！最近突然很想写信 :）. Waral dи,<text:line-break/>Anyway，祝看到这里的你身体健康，万事顺意！<text:line-break/>2022.08.20<text:line-break/>References<text:line-break/>[1] https://www.1point3acres.com/bbs/thread-900943-1-1.html<text:line-break/>[2] https://www.youtube.com/c/%E5%8F ... aylists?app=desktop. Waral dи,<text:line-break/>[3] https://www.1point3acres.com/bbs/thread-717638-1-1.html<text:line-break/>[4] https://labuladong.github.io/algo/2/22/51/<text:line-break/>.--<text:line-break/>补充内容 (2022-08-21 13:48 +8:00):<text:line-break/>收到一些来信！很感谢大家的支持！有位朋友问了下OOD的做题步骤，我想在这里做个补充！我并不是OOD的专家，只能说说自己的理解！<text:line-break/>. ----<text:line-break/>六、OOD补充<text:line-break/>. 1point 3acres<text:line-break/>我觉得OOD可能没有大家想象的那么复杂和困难（对于NG level的朋友来说）<text:line-break/>我们要做的无非是：<text:line-break/>.1point3acres<text:line-break/>A. 先跟面试官讨论清楚我们需要考虑什么样的use case or 要考虑什么样的功能呢？比如vending machince，和面试官确认，我们除了需要实现基本的功能like 顾客买货，顾客付款，顾客取货之外，还需要实现vending machine的自动补货功能吗？<text:line-break/>.--<text:line-break/>B. 分析关键class 和 object 以及他们之间的关系，注意用上多态！<text:line-break/>做好这两点已经很不错了，而且OOD的代码不需要每一个方法的代码都实现，先分析好class再说！至于如何练习，我推荐找真正的有OOD面试经验的面试官给你Mock，他们能发现你的问题！（总而言之，遇到问题不要慌，communication最重要，OOD的代码一般没有什么难度，难点可能在于你的代码怎么具有可扩展性，每个class是否只管自己那部分的事情，是否make sense）<text:line-break/>-baidu 1point3acres<text:line-break/>七、Communication and Networking. 1point3acres<text:line-break/>. 1point 3 acres<text:line-break/>忘记强调面试过程中Communication的重要性了，一定一定跟面试官有个良好的沟通，让他跟你在same page上，做题的时候要不断确认他是否理解你当前的思路？是否需要做更多的clarify？这样是在帮助他理解，也是在帮助你自己！尽量避免和面试官发生冲突，如果他给你提供了一些hint和思路建议，尽量朝给定的方向前进，即使你并不喜欢这样做！<text:line-break/>不要忽视Linkedin的重要性，要多去在HR面前展现自己，为自己争取更多的面试机会！<text:line-break/>期待收到各位的来信，祝大家周末愉快~！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22:33:40.369000000</meta:creation-date>
    <dc:date>2022-08-21T22:33:44.982000000</dc:date>
    <meta:editing-duration>PT5S</meta:editing-duration>
    <meta:editing-cycles>1</meta:editing-cycles>
    <meta:document-statistic meta:table-count="0" meta:image-count="0" meta:object-count="0" meta:page-count="4" meta:paragraph-count="1" meta:word-count="4658" meta:character-count="7663" meta:non-whitespace-character-count="6778"/>
    <meta:generator>LibreOffice/7.3.5.2$Windows_X86_64 LibreOffice_project/184fe81b8c8c30d8b5082578aee2fed2ea847c01</meta:generator>
  </office:meta>
</office:document-meta>
</file>